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3">
      <style:paragraph-properties fo:margin-top="0cm" fo:margin-bottom="0cm"/>
    </style:style>
    <style:style style:name="P5" style:family="paragraph" style:parent-style-name="Horizontal_20_Line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osherove.com/tdd-kata-1/</text:p>
      <text:h text:style-name="Heading_20_2" text:outline-level="2">Before you start:</text:h>
      <text:p text:style-name="Text_20_body"> </text:p>
      <text:list xml:id="list1820583737" text:style-name="L1">
        <text:list-item>
          <text:p text:style-name="P3">Try not to read ahead. </text:p>
        </text:list-item>
        <text:list-item>
          <text:p text:style-name="P3">Do one task at a time. The trick is to learn to work incrementally. </text:p>
        </text:list-item>
        <text:list-item>
          <text:p text:style-name="P1">Make sure you only test for<text:span text:style-name="Strong_20_Emphasis"> correct inputs</text:span>. there is no need to test for invalid inputs for this kata </text:p>
        </text:list-item>
      </text:list>
      <text:p text:style-name="Text_20_body"> </text:p>
      <text:p text:style-name="Text_20_body"><text:span text:style-name="Strong_20_Emphasis">String Calculator</text:span></text:p>
      <text:list xml:id="list1709938763" text:style-name="L3">
        <text:list-item>
          <text:p text:style-name="P4">Create a simple String calculator with a method <text:span text:style-name="Strong_20_Emphasis">int Add(string numbers)</text:span> </text:p>
          <text:list>
            <text:list-item>
              <text:p text:style-name="P4">The method can take 0, 1 or 2 numbers, and will return their sum (for an empty string it will return 0) for example<text:span text:style-name="Strong_20_Emphasis"> “” or “1” or “1,2”</text:span> </text:p>
            </text:list-item>
            <text:list-item>
              <text:p text:style-name="P4">Start with the simplest test case of an empty string and move to 1 and two numbers </text:p>
            </text:list-item>
            <text:list-item>
              <text:p text:style-name="P4">Remember to solve things as simply as possible so that you force yourself to write tests you did not think about </text:p>
            </text:list-item>
            <text:list-item>
              <text:p text:style-name="P4">Remember to refactor after each passing test </text:p>
            </text:list-item>
          </text:list>
        </text:list-item>
        <text:list-item>
          <text:p text:style-name="P4">Allow the Add method to handle an unknown amount of numbers </text:p>
        </text:list-item>
        <text:list-item>
          <text:p text:style-name="P4">Allow the Add method to handle new lines between numbers (instead of commas). </text:p>
          <text:list>
            <text:list-item>
              <text:p text:style-name="P4">the following input is ok:  “1\n2,3”  (will equal 6) </text:p>
            </text:list-item>
            <text:list-item>
              <text:p text:style-name="P4">the following input is NOT ok:  “1,\n” (not need to prove it - just clarifying) </text:p>
              <text:p text:style-name="P4"><text:span text:style-name="Strong_20_Emphasis">Support different delimiters </text:span></text:p>
            </text:list-item>
            <text:list-item>
              <text:p text:style-name="P4">to change a delimiter, the beginning of the string will contain a separate line that looks like this:   “//[delimiter]\n[numbers…]” for example “//;\n1;2” should return three where the default delimiter is ‘;’ . </text:p>
            </text:list-item>
            <text:list-item>
              <text:p text:style-name="P4">the first line is optional. all existing scenarios should still be supported </text:p>
            </text:list-item>
          </text:list>
        </text:list-item>
        <text:list-item>
          <text:p text:style-name="P4">Calling Add with a negative number will throw an exception “negatives not allowed” - and the negative that was passed.if there are multiple negatives, show all of them in the exception message </text:p>
          <text:p text:style-name="P5"/>
          <text:p text:style-name="P4"><text:span text:style-name="Strong_20_Emphasis">stop here if you are a beginner</text:span>. Continue if you can finish the steps so far in less than 30 minutes. </text:p>
          <text:p text:style-name="P5"/>
        </text:list-item>
        <text:list-item>
          <text:p text:style-name="P4">Numbers bigger than 1000 should be ignored, so adding 2 + 1001  = 2 </text:p>
        </text:list-item>
        <text:list-item>
          <text:p text:style-name="P4">Delimiters can be of any length with the following format:  “//[delimiter]\n” for example: “//[***]\n1***2***3” should return 6 </text:p>
        </text:list-item>
        <text:list-item>
          <text:p text:style-name="P4">Allow multiple delimiters like this:  “//[delim1][delim2]\n” for example “//[*][%]\n1*2%3” should return 6. </text:p>
        </text:list-item>
        <text:list-item>
          <text:p text:style-name="P2">make sure you can also handle multiple delimiters with length longer than one char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if </meta:initial-creator>
    <meta:creation-date>2013-04-13T14:55:35</meta:creation-date>
    <dc:date>2013-04-13T14:58:21</dc:date>
    <dc:creator>hanif </dc:creator>
    <meta:editing-duration>PT1M1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6" meta:word-count="354" meta:character-count="2014" meta:non-whitespace-character-count="1672"/>
  </office:meta>
</office:document-meta>
</file>